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2E2C2448309AD8A41C5.png" manifest:media-type="image/png"/>
  <manifest:file-entry manifest:full-path="Pictures/1000000000000556000002E209220D77A5632C07.png" manifest:media-type="image/png"/>
  <manifest:file-entry manifest:full-path="Pictures/1000000000000556000002E2B9E21B15AE8177A6.png" manifest:media-type="image/png"/>
  <manifest:file-entry manifest:full-path="Pictures/100000000000014A0000013700FE179000B1CAA3.png" manifest:media-type="image/png"/>
  <manifest:file-entry manifest:full-path="Pictures/10000000000003EE0000011C8BC3DED7CB63A9BA.png" manifest:media-type="image/png"/>
  <manifest:file-entry manifest:full-path="Pictures/1000000000000556000002E2A97FE6D42EA5A3B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family-generic="modern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014cm"/>
    </style:style>
    <style:style style:name="gr3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257cm, 5.77cm, 0cm, 0cm)" draw:image-opacity="100%" style:mirror="none"/>
    </style:style>
    <style:style style:name="gr4" style:family="graphic" style:parent-style-name="standard">
      <style:graphic-properties svg:stroke-color="#ff0000" draw:fill-color="#ffdbb6" draw:textarea-horizontal-align="justify" draw:textarea-vertical-align="middle" draw:auto-grow-height="false" fo:min-height="1.14cm" fo:min-width="5.056cm" fo:wrap-option="wrap"/>
      <style:paragraph-properties style:writing-mode="lr-tb"/>
    </style:style>
    <style:style style:name="gr5" style:family="graphic" style:parent-style-name="standard">
      <style:graphic-properties svg:stroke-color="#ff0000" draw:fill-color="#ffdbb6" draw:textarea-horizontal-align="justify" draw:textarea-vertical-align="middle" draw:auto-grow-height="false" fo:min-height="1.602cm" fo:min-width="5.52cm" fo:wrap-option="wrap"/>
      <style:paragraph-properties style:writing-mode="lr-tb"/>
    </style:style>
    <style:style style:name="gr6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26cm, 3.834cm, 0.564cm, 5.2cm)" draw:image-opacity="100%" style:mirror="none"/>
    </style:style>
    <style:style style:name="gr7" style:family="graphic" style:parent-style-name="standard">
      <style:graphic-properties svg:stroke-color="#ff0000" draw:fill-color="#ffdbb6" draw:textarea-horizontal-align="justify" draw:textarea-vertical-align="middle" draw:auto-grow-height="false" fo:min-height="1.602cm" fo:min-width="4.594cm" fo:wrap-option="wrap"/>
      <style:paragraph-properties style:writing-mode="lr-tb"/>
    </style:style>
    <style:style style:name="gr8" style:family="graphic" style:parent-style-name="塗りつぶしなし線なしオブジェクト">
      <style:graphic-properties draw:stroke="solid" svg:stroke-width="0cm" svg:stroke-color="#000000" draw:marker-start-width="0.2cm" draw:marker-end-width="0.2cm" draw:fill="solid" draw:fill-color="#729fcf" draw:textarea-horizontal-align="center" draw:textarea-vertical-align="middle" draw:shadow="hidden" draw:color-mode="standard" draw:luminance="0%" draw:contrast="0%" draw:gamma="100%" draw:red="0%" draw:green="0%" draw:blue="0%" fo:clip="rect(3.532cm, 12.263cm, 11.617cm, 0.599cm)" draw:image-opacity="100%" style:mirror="none"/>
    </style:style>
    <style:style style:name="gr9" style:family="graphic" style:parent-style-name="objectwithoutfill">
      <style:graphic-properties svg:stroke-color="#ff0000" draw:fill="none" draw:textarea-vertical-align="middle"/>
    </style:style>
    <style:style style:name="gr10" style:family="graphic" style:parent-style-name="standard">
      <style:graphic-properties svg:stroke-color="#ff0000" draw:textarea-horizontal-align="justify" draw:textarea-vertical-align="middle" draw:auto-grow-height="false" fo:min-height="0cm" fo:min-width="5.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5.24cm, 0cm, 1.488cm, 0cm)" draw:image-opacity="100%" style:mirror="none"/>
    </style:style>
    <style:style style:name="gr14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4.883cm, 0cm, 1.13cm, 0cm)" draw:image-opacity="100%" style:mirror="none"/>
    </style:style>
    <style:style style:name="gr15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9.924cm, 4.48cm, 2.5cm, 5.845cm)" draw:image-opacity="100%" style:mirror="none"/>
    </style:style>
    <style:style style:name="pr1" style:family="presentation" style:parent-style-name="標準-title">
      <style:graphic-properties fo:min-height="2.629cm"/>
      <style:paragraph-properties style:writing-mode="lr-tb"/>
    </style:style>
    <style:style style:name="pr2" style:family="presentation" style:parent-style-name="標準-subtitle">
      <style:graphic-properties draw:fill-color="#ffffff" draw:textarea-vertical-align="top" fo:min-height="11.832cm"/>
      <style:paragraph-properties style:writing-mode="lr-tb"/>
    </style:style>
    <style:style style:name="pr3" style:family="presentation" style:parent-style-name="標準-notes">
      <style:graphic-properties draw:fill-color="#ffffff" fo:min-height="13.364cm"/>
      <style:paragraph-properties style:writing-mode="lr-tb"/>
    </style:style>
    <style:style style:name="pr4" style:family="presentation" style:parent-style-name="標準-subtitle">
      <style:graphic-properties draw:fill-color="#ffffff" draw:textarea-vertical-align="top" fo:min-height="10.522cm"/>
      <style:paragraph-properties style:writing-mode="lr-tb"/>
    </style:style>
    <style:style style:name="pr5" style:family="presentation" style:parent-style-name="標準-subtitle">
      <style:graphic-properties draw:fill-color="#ffffff" draw:textarea-vertical-align="top" fo:min-height="2.258cm"/>
      <style:paragraph-properties style:writing-mode="lr-tb"/>
    </style:style>
    <style:style style:name="pr6" style:family="presentation" style:parent-style-name="標準-outline1">
      <style:graphic-properties fo:min-height="8.884cm"/>
      <style:paragraph-properties style:writing-mode="lr-tb"/>
    </style:style>
    <style:style style:name="pr7" style:family="presentation" style:parent-style-name="標準-outline1" style:list-style-name="L2">
      <style:graphic-properties fo:min-height="8.88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justify"/>
    </style:style>
    <style:style style:name="P4" style:family="paragraph">
      <loext:graphic-properties draw:fill-color="#ffffff"/>
      <style:paragraph-properties fo:text-align="justify" style:writing-mode="lr-tb"/>
      <style:text-properties fo:font-weight="bold" style:font-weight-asian="bold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ffdbb6"/>
      <style:paragraph-properties fo:text-align="center" style:writing-mode="lr-tb"/>
    </style:style>
    <style:style style:name="P10" style:family="paragraph">
      <style:paragraph-properties style:writing-mode="lr-tb"/>
    </style:style>
    <style:style style:name="P11" style:family="paragraph">
      <style:paragraph-properties fo:margin-top="0.5cm" fo:margin-bottom="0cm" fo:text-align="start" style:text-autospace="none" style:line-break="normal" style:writing-mode="page"/>
      <style:text-properties fo:font-size="26pt" style:font-size-asian="26pt" style:font-size-complex="26pt" fo:hyphenate="false"/>
    </style:style>
    <style:style style:name="P12" style:family="paragraph">
      <style:paragraph-properties fo:margin-top="0.5cm" fo:margin-bottom="0cm" fo:text-align="start" style:text-autospace="none" style:line-break="normal" style:writing-mode="page"/>
      <style:text-properties style:font-name="游ゴシック1" fo:font-size="26pt" style:font-name-asian="游ゴシック1" style:font-size-asian="26pt" style:font-size-complex="26pt" fo:hyphenate="false"/>
    </style:style>
    <style:style style:name="P13" style:family="paragraph">
      <loext:graphic-properties draw:fill="solid" draw:fill-color="#729fcf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style:text-properties fo:font-size="32pt" fo:font-weight="bold" style:font-size-asian="32pt" style:font-weight-asian="bold" style:font-size-complex="32pt" style:font-weight-complex="bold"/>
    </style:style>
    <style:style style:name="P16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paragraph-properties style:writing-mode="lr-tb"/>
      <style:text-properties fo:font-size="26pt" style:font-size-asian="26pt" style:font-size-complex="2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fo:font-weight="normal" style:font-size-asian="26pt" style:font-weight-asian="normal" style:font-size-complex="26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style:text-outline="false" style:text-line-through-style="none" style:text-line-through-type="none" style:font-name="游ゴシック1" fo:font-size="2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26pt" style:language-asian="ja" style:country-asian="JP" style:font-style-asian="normal" style:font-weight-asian="normal" style:font-name-complex="Arial" style:font-size-complex="2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/>タスク新規登録機能</text:p>
          </draw:text-box>
        </draw:frame>
        <draw:frame presentation:style-name="pr2" draw:text-style-name="P4" draw:layer="layout" svg:width="25.199cm" svg:height="11.832cm" svg:x="1.4cm" svg:y="2.985cm" presentation:class="subtitle" presentation:user-transformed="true">
          <draw:text-box>
            <text:p text:style-name="P3"><text:span text:style-name="T1">・機能</text:span></text:p>
            <text:p text:style-name="P3"><text:span text:style-name="T2">　・タスクの新規登録を行う</text:span></text:p>
            <text:p text:style-name="P3"><text:span text:style-name="T3"/></text:p>
            <text:p text:style-name="P3"><text:span text:style-name="T1">・入力項目</text:span></text:p>
            <text:p text:style-name="P3"><text:span text:style-name="T4">　</text:span><text:span text:style-name="T2">・タスク名</text:span></text:p>
            <text:p text:style-name="P3"><text:span text:style-name="T2">　・開始日</text:span></text:p>
            <text:p text:style-name="P3"><text:span text:style-name="T2">　・達成期限</text:span></text:p>
            <text:p text:style-name="P3"><text:span text:style-name="T2">　・優先度</text:span></text:p>
            <text:p text:style-name="P3"><text:span text:style-name="T2">　・コメント</text:span></text:p>
            <text:p text:style-name="P3"><text:span text:style-name="T2">　・画像</text:span></text:p>
            <text:p text:style-name="P3"><text:span text:style-name="T2">　・タスクグループ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/>タスク新規登録機能</text:p>
          </draw:text-box>
        </draw:frame>
        <draw:frame presentation:style-name="pr4" draw:text-style-name="P4" draw:layer="layout" svg:width="25.199cm" svg:height="10.522cm" svg:x="1.4cm" svg:y="3.685cm" presentation:class="subtitle" presentation:user-transformed="true">
          <draw:text-box>
            <text:p text:style-name="P3"><text:span text:style-name="T1">・入力データ型</text:span></text:p>
            <text:p text:style-name="P3"><text:span text:style-name="T2">　・タスク名：</text:span><text:span text:style-name="T2">Nvarchar(255)</text:span></text:p>
            <text:p text:style-name="P3"><text:span text:style-name="T2">　・開始日　：</text:span><text:span text:style-name="T2">DATE</text:span></text:p>
            <text:p text:style-name="P3"><text:span text:style-name="T2">　・達成期限：</text:span><text:span text:style-name="T2">DATE</text:span></text:p>
            <text:p text:style-name="P3"><text:span text:style-name="T2">　・優先度　：</text:span><text:span text:style-name="T2">INT UNSIGNED</text:span></text:p>
            <text:p text:style-name="P3"><text:span text:style-name="T2">　　　　　　　高・中・低の</text:span><text:span text:style-name="T2">3</text:span><text:span text:style-name="T2">段階</text:span></text:p>
            <text:p text:style-name="P3"><text:span text:style-name="T2">　・コメント：</text:span><text:span text:style-name="T2">TEXT</text:span></text:p>
            <text:p text:style-name="P3"><text:span text:style-name="T2">　・画像名　：</text:span><text:span text:style-name="T2">Varchar(255)</text:span></text:p>
            <text:p text:style-name="P3"><text:span text:style-name="T2">　・グループ：</text:span><text:span text:style-name="T2">INT UNSIGNED</text:span></text:p>
            <text:p text:style-name="P3"><text:span text:style-name="T2">　　　　　　　仕事・学校・趣味・約束の４種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/>タスク新規登録機能</text:p>
          </draw:text-box>
        </draw:frame>
        <draw:frame presentation:style-name="pr5" draw:text-style-name="P4" draw:layer="layout" svg:width="25.199cm" svg:height="2.258cm" svg:x="1.4cm" svg:y="2.729cm" presentation:class="subtitle" presentation:user-transformed="true">
          <draw:text-box>
            <text:p text:style-name="P3"><text:span text:style-name="T1"/></text:p>
            <text:list text:style-name="L1">
              <text:list-item>
                <text:list>
                  <text:list-item>
                    <text:list>
                      <text:list-header>
                        <text:p text:style-name="P3"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0.502cm" svg:height="1.264cm" svg:x="0.975cm" svg:y="5.563cm">
          <draw:text-box>
            <text:p/>
          </draw:text-box>
        </draw:frame>
        <draw:frame draw:style-name="gr3" draw:text-style-name="P7" draw:layer="layout" svg:width="23.528cm" svg:height="11.827cm" svg:x="2cm" svg:y="2.729cm">
          <draw:image xlink:href="Pictures/1000000000000556000002E2C2448309AD8A41C5.png" xlink:type="simple" xlink:show="embed" xlink:actuate="onLoad" draw:mime-type="image/png">
            <text:p/>
          </draw:image>
        </draw:frame>
        <draw:custom-shape draw:style-name="gr4" draw:text-style-name="P9" draw:layer="layout" svg:width="6cm" svg:height="1.5cm" svg:x="14cm" svg:y="4cm">
          <text:p text:style-name="P8">255文字まで</text:p>
          <draw:enhanced-geometry svg:viewBox="0 0 21600 21600" draw:text-areas="800 800 20800 20800" draw:type="round-rectangular-callout" draw:modifiers="-8231.82802866189 39487.27514990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9" draw:layer="layout" svg:width="6.5cm" svg:height="2cm" svg:x="0.5cm" svg:y="5.5cm">
          <text:p text:style-name="P8">開始日より達成期限が早いとエラー</text:p>
          <draw:enhanced-geometry svg:viewBox="0 0 21600 21600" draw:text-areas="800 800 20800 20800" draw:type="round-rectangular-callout" draw:modifiers="23105.1222888786 30494.75262368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6cm" svg:height="1.5cm" svg:x="20.5cm" svg:y="8cm">
          <text:p text:style-name="P8">65535文字まで</text:p>
          <draw:enhanced-geometry svg:viewBox="0 0 21600 21600" draw:text-areas="800 800 20800 20800" draw:type="round-rectangular-callout" draw:modifiers="-2940.70988168639 37630.91272485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/>タスク新規登録機能</text:p>
          </draw:text-box>
        </draw:frame>
        <draw:frame draw:style-name="gr2" draw:text-style-name="P6" draw:layer="layout" svg:width="0.502cm" svg:height="1.264cm" svg:x="0.975cm" svg:y="5.563cm">
          <draw:text-box>
            <text:p/>
          </draw:text-box>
        </draw:frame>
        <draw:frame draw:style-name="gr6" draw:text-style-name="P7" draw:layer="layout" svg:width="20.999cm" svg:height="12.499cm" svg:x="4cm" svg:y="3cm">
          <draw:image xlink:href="Pictures/1000000000000556000002E209220D77A5632C07.png" xlink:type="simple" xlink:show="embed" xlink:actuate="onLoad" draw:mime-type="image/png">
            <text:p/>
          </draw:image>
        </draw:frame>
        <draw:custom-shape draw:style-name="gr4" draw:text-style-name="P9" draw:layer="layout" svg:width="6cm" svg:height="1.5cm" svg:x="13.5cm" svg:y="3cm">
          <text:p text:style-name="P8">.png, .gif, .jpg以外ならエラー</text:p>
          <draw:enhanced-geometry svg:viewBox="0 0 21600 21600" draw:text-areas="800 800 20800 20800" draw:type="round-rectangular-callout" draw:modifiers="-16074.9208465256 12087.94137241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9" draw:layer="layout" svg:width="5.5cm" svg:height="2cm" svg:x="16.5cm" svg:y="6cm">
          <text:p text:style-name="P8">画像挿入で</text:p>
          <text:p text:style-name="P8">プレビュー可能</text:p>
          <draw:enhanced-geometry svg:viewBox="0 0 21600 21600" draw:text-areas="800 800 20800 20800" draw:type="round-rectangular-callout" draw:modifiers="-7142.41047082349 25086.65667166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9" draw:layer="layout" svg:width="5.5cm" svg:height="2cm" svg:x="9cm" svg:y="12cm">
          <text:p text:style-name="P8">優先度未入力でエラー</text:p>
          <draw:enhanced-geometry svg:viewBox="0 0 21600 21600" draw:text-areas="800 800 20800 20800" draw:type="round-rectangular-callout" draw:modifiers="-9490.49263770224 21621.58920539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9" draw:layer="layout" svg:width="5.5cm" svg:height="2cm" svg:x="0.5cm" svg:y="9.5cm">
          <text:p text:style-name="P8">仕事、学校、趣味、約束の4種</text:p>
          <draw:enhanced-geometry svg:viewBox="0 0 21600 21600" draw:text-areas="800 800 20800 20800" draw:type="round-rectangular-callout" draw:modifiers="18564.7700418106 32934.33283358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text-style-name="P10" draw:layer="layout" svg:width="25.199cm" svg:height="2.629cm" svg:x="1.4cm" svg:y="0.628cm" presentation:class="title">
          <draw:text-box>
            <text:p text:style-name="P1"><text:s/>機能要件</text:p>
          </draw:text-box>
        </draw:frame>
        <draw:frame presentation:style-name="pr6" draw:text-style-name="P10" draw:layer="layout" svg:width="24.599cm" svg:height="9.134cm" svg:x="2cm" svg:y="3.685cm" presentation:class="outline" presentation:user-transformed="true">
          <draw:text-box>
            <text:list text:style-name="L2">
              <text:list-item>
                <text:p>一覧表示</text:p>
              </text:list-item>
              <text:list-item>
                <text:p>登録</text:p>
              </text:list-item>
              <text:list-item>
                <text:p>更新</text:p>
              </text:list-item>
              <text:list-item>
                <text:p>削除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1" draw:text-style-name="P10" draw:layer="layout" svg:width="25.199cm" svg:height="2.629cm" svg:x="1.4cm" svg:y="0.628cm" presentation:class="title">
          <draw:text-box>
            <text:p text:style-name="P1"><text:s/>機能要件</text:p>
          </draw:text-box>
        </draw:frame>
        <draw:frame presentation:style-name="pr7" draw:text-style-name="P12" draw:layer="layout" svg:width="24.599cm" svg:height="9.134cm" svg:x="2.1cm" svg:y="4.785cm" presentation:class="outline" presentation:user-transformed="true">
          <draw:text-box>
            <text:list text:style-name="L2">
              <text:list-item>
                <text:p text:style-name="P11"><text:span text:style-name="T5">DB</text:span><text:span text:style-name="T5">ら一定の期間内に登録されているデータを読み込み、</text:span><text:span text:style-name="T5">To-Do</text:span><text:span text:style-name="T5">一覧を表示</text:span></text:p>
              </text:list-item>
              <text:list-item>
                <text:p text:style-name="P11"><text:span text:style-name="T5">完了していないタスクのみを表示</text:span></text:p>
              </text:list-item>
              <text:list-item>
                <text:p text:style-name="P11"><text:span text:style-name="T5">ID(</text:span><text:span text:style-name="T5">メールアドレス</text:span><text:span text:style-name="T5">)</text:span><text:span text:style-name="T5">の表示</text:span></text:p>
              </text:list-item>
            </text:list>
          </draw:text-box>
        </draw:frame>
        <draw:frame draw:style-name="gr8" draw:text-style-name="P13" draw:layer="layout" svg:width="18.033cm" svg:height="3.388cm" svg:x="8.666cm" svg:y="11.6cm">
          <draw:image xlink:href="Pictures/1000000000000556000002E2B9E21B15AE8177A6.png" xlink:type="simple" xlink:show="embed" xlink:actuate="onLoad" draw:mime-type="image/png">
            <text:p/>
          </draw:image>
        </draw:frame>
        <draw:line draw:style-name="gr9" draw:text-style-name="P7" draw:layer="layout" svg:x1="6.3cm" svg:y1="10cm" svg:x2="9.4cm" svg:y2="13.1cm">
          <text:p/>
        </draw:line>
        <draw:custom-shape draw:style-name="gr10" draw:text-style-name="P14" draw:layer="layout" svg:width="6cm" svg:height="0.001cm" svg:x="9.7cm" svg:y="13.499cm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26.1cm" svg:height="1.496cm" svg:x="1.1cm" svg:y="3cm">
          <draw:text-box>
            <text:p text:style-name="P15"><text:span text:style-name="T6">・一覧表示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1" draw:text-style-name="P10" draw:layer="layout" svg:width="25.199cm" svg:height="2.629cm" svg:x="1.4cm" svg:y="0.628cm" presentation:class="title">
          <draw:text-box>
            <text:p text:style-name="P1"><text:s/>機能要件</text:p>
          </draw:text-box>
        </draw:frame>
        <draw:frame presentation:style-name="pr6" draw:text-style-name="P18" draw:layer="layout" svg:width="24.599cm" svg:height="9.134cm" svg:x="2cm" svg:y="4.7cm" presentation:class="outline" presentation:user-transformed="true">
          <draw:text-box>
            <text:list text:style-name="L2">
              <text:list-item>
                <text:p text:style-name="P17"><text:span text:style-name="T7">以下を</text:span><text:span text:style-name="T7">DB</text:span><text:span text:style-name="T7">の</text:span><text:span text:style-name="T7">User</text:span><text:span text:style-name="T7">に登録</text:span></text:p>
                <text:list>
                  <text:list-item>
                    <text:p><text:span text:style-name="T7">ID</text:span><text:span text:style-name="T7">、パスワード、ログイン日時</text:span></text:p>
                  </text:list-item>
                </text:list>
              </text:list-item>
              <text:list-item>
                <text:p text:style-name="P17"><text:span text:style-name="T7">以下を</text:span><text:span text:style-name="T7">DB</text:span><text:span text:style-name="T7">の</text:span><text:span text:style-name="T7">Task</text:span><text:span text:style-name="T7">に登録</text:span></text:p>
                <text:list>
                  <text:list-item>
                    <text:p><text:span text:style-name="T7">ID</text:span><text:span text:style-name="T7">、登録日時、期限、優先度、画像、コメント、</text:span><text:span text:style-name="T7"><text:line-break/></text:span><text:span text:style-name="T7">タスク名、タスク</text:span><text:span text:style-name="T7">ID</text:span><text:span text:style-name="T7">、タスク状態、グループ</text:span><text:span text:style-name="T7">ID</text:span></text:p>
                  </text:list-item>
                </text:list>
              </text:list-item>
            </text:list>
          </draw:text-box>
        </draw:frame>
        <draw:frame draw:style-name="gr12" draw:text-style-name="P16" draw:layer="layout" svg:width="3.893cm" svg:height="1.496cm" svg:x="1.1cm" svg:y="3cm">
          <draw:text-box>
            <text:p text:style-name="P15"><text:span text:style-name="T6">・登録</text:span></text:p>
          </draw:text-box>
        </draw:frame>
        <draw:frame draw:style-name="gr13" draw:text-style-name="P14" draw:layer="layout" svg:width="8.73cm" svg:height="1.499cm" svg:x="18cm" svg:y="5.501cm">
          <draw:image xlink:href="Pictures/100000000000014A0000013700FE179000B1CAA3.png" xlink:type="simple" xlink:show="embed" xlink:actuate="onLoad" draw:mime-type="image/png">
            <text:p/>
          </draw:image>
        </draw:frame>
        <draw:frame draw:style-name="gr14" draw:text-style-name="P14" draw:layer="layout" svg:width="26.616cm" svg:height="1.499cm" svg:x="0.884cm" svg:y="11.7cm">
          <draw:image xlink:href="Pictures/10000000000003EE0000011C8BC3DED7CB63A9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1" draw:text-style-name="P10" draw:layer="layout" svg:width="25.199cm" svg:height="2.629cm" svg:x="1.4cm" svg:y="0.628cm" presentation:class="title">
          <draw:text-box>
            <text:p text:style-name="P1"><text:s/>機能要件</text:p>
          </draw:text-box>
        </draw:frame>
        <draw:frame presentation:style-name="pr6" draw:text-style-name="P10" draw:layer="layout" svg:width="24.599cm" svg:height="9.134cm" svg:x="1.4cm" svg:y="3.257cm" presentation:class="outline" presentation:user-transformed="true">
          <draw:text-box>
            <text:list text:style-name="L2">
              <text:list-item>
                <text:p><text:span text:style-name="T1">更新</text:span></text:p>
                <text:p><text:span text:style-name="T3">・</text:span>完了したタスクを非表示の状態へと更新</text:p>
                <text:p>・変更を行ったタスクの詳細内容を更新</text:p>
                <text:p>・更新した日時を保存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text-style-name="P10" draw:layer="layout" svg:width="25.199cm" svg:height="2.629cm" svg:x="1.4cm" svg:y="0.628cm" presentation:class="title">
          <draw:text-box>
            <text:p text:style-name="P1"><text:s/>機能要件</text:p>
          </draw:text-box>
        </draw:frame>
        <draw:frame presentation:style-name="pr6" draw:text-style-name="P10" draw:layer="layout" svg:width="24.599cm" svg:height="9.134cm" svg:x="1.3cm" svg:y="3.085cm" presentation:class="outline" presentation:user-transformed="true">
          <draw:text-box>
            <text:list text:style-name="L2">
              <text:list-item>
                <text:p><text:span text:style-name="T1">削除</text:span></text:p>
                <text:p>・既に登録されているタスクの中から不必要<text:line-break/>　なタスクをDBから削除する</text:p>
              </text:list-item>
            </text:list>
          </draw:text-box>
        </draw:frame>
        <draw:frame draw:style-name="gr15" draw:text-style-name="P14" draw:layer="layout" svg:width="19.999cm" svg:height="5.5cm" svg:x="4.5cm" svg:y="8.5cm">
          <draw:image xlink:href="Pictures/1000000000000556000002E2A97FE6D42EA5A3B8.png" xlink:type="simple" xlink:show="embed" xlink:actuate="onLoad" draw:mime-type="image/png">
            <text:p/>
          </draw:image>
        </draw:frame>
        <draw:custom-shape draw:style-name="gr5" draw:text-style-name="P9" draw:layer="layout" svg:width="6.5cm" svg:height="2cm" svg:x="18.5cm" svg:y="8cm">
          <text:p text:style-name="P8">タスク削除ボタン</text:p>
          <draw:enhanced-geometry svg:viewBox="0 0 21600 21600" draw:text-areas="800 800 20800 20800" draw:type="round-rectangular-callout" draw:modifiers="-10113.890170743 42509.14542728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text-style-name="P10" draw:layer="layout" svg:width="25.199cm" svg:height="2.629cm" svg:x="1.4cm" svg:y="0.628cm" presentation:class="title" presentation:user-transformed="true">
          <draw:text-box>
            <text:p text:style-name="P1"><text:s/>インターンシップを通して(岩成)</text:p>
          </draw:text-box>
        </draw:frame>
        <draw:frame presentation:style-name="pr6" draw:text-style-name="P10" draw:layer="layout" svg:width="24.599cm" svg:height="10.315cm" svg:x="2cm" svg:y="3.685cm" presentation:class="outline" presentation:user-transformed="true">
          <draw:text-box>
            <text:list text:style-name="L2">
              <text:list-item>
                <text:p><text:span text:style-name="T1">学んだこと</text:span></text:p>
                <text:p>・バリデーション然り、開発における流れの中で、冗長な<text:line-break/>　コードを簡潔に分かりやすくすることの重要性を学んだ</text:p>
                <text:p>・設計の段階でどのような引数を用いて実装するかなどの<text:line-break/>　細かな部分まで共有することが大切だと知った</text:p>
              </text:list-item>
              <text:list-item>
                <text:p><text:span text:style-name="T1">感想</text:span></text:p>
                <text:p>・質問にも丁寧に答えてくれてとても良い環境だと感じた</text:p>
                <text:p>・検索能力を高めていきたい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family-generic="modern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6" draw:display-name="線の終点 6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width="0.2cm" draw:marker-start-width="0.5cm" draw:marker-end="線の終点_20_6" draw:marker-end-width="0.8cm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9-02T14:16:07.976000000</dc:date>
    <meta:editing-duration>PT8M35S</meta:editing-duration>
    <meta:editing-cycles>3</meta:editing-cycles>
    <meta:generator>LibreOffice/7.3.5.2$Windows_X86_64 LibreOffice_project/184fe81b8c8c30d8b5082578aee2fed2ea847c01</meta:generator>
    <meta:document-statistic meta:object-count="80"/>
  </office:meta>
</office:document-meta>
</file>